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199c9b" officeooo:paragraph-rsid="00199c9b"/>
    </style:style>
    <style:style style:name="P2" style:family="paragraph" style:parent-style-name="Standard">
      <style:paragraph-properties fo:text-align="justify" style:justify-single-word="false"/>
      <style:text-properties officeooo:rsid="00199c9b" officeooo:paragraph-rsid="0019b7c6"/>
    </style:style>
    <style:style style:name="P3" style:family="paragraph" style:parent-style-name="Standard">
      <style:paragraph-properties fo:text-align="justify" style:justify-single-word="false"/>
      <style:text-properties officeooo:rsid="001a0e52" officeooo:paragraph-rsid="001bb89c"/>
    </style:style>
    <style:style style:name="P4" style:family="paragraph" style:parent-style-name="Standard">
      <style:paragraph-properties fo:text-align="justify" style:justify-single-word="false"/>
      <style:text-properties fo:font-weight="bold" officeooo:rsid="001a0e52" officeooo:paragraph-rsid="001bb89c" style:font-weight-asian="bold" style:font-weight-complex="bold"/>
    </style:style>
    <style:style style:name="P5" style:family="paragraph" style:parent-style-name="Standard">
      <style:paragraph-properties fo:text-align="justify" style:justify-single-word="false"/>
      <style:text-properties fo:font-weight="bold" officeooo:rsid="001a0e52" officeooo:paragraph-rsid="001a0e52" style:font-weight-asian="bold" style:font-weight-complex="bold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bb89c" officeooo:paragraph-rsid="001bb89c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99c9b" officeooo:paragraph-rsid="00199c9b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199c9b" officeooo:paragraph-rsid="0019b7c6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normal" officeooo:rsid="001a0e52" officeooo:paragraph-rsid="001bb89c" style:font-weight-asian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fo:font-weight="normal" officeooo:rsid="001bb89c" officeooo:paragraph-rsid="001bb89c" style:font-weight-asian="normal" style:font-weight-complex="normal"/>
    </style:style>
    <style:style style:name="P11" style:family="paragraph" style:parent-style-name="Standard">
      <style:paragraph-properties fo:text-align="justify" style:justify-single-word="false"/>
      <style:text-properties fo:font-weight="normal" officeooo:rsid="001cd5dd" officeooo:paragraph-rsid="001cd5dd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officeooo:rsid="001cd5dd" officeooo:paragraph-rsid="001cd5dd"/>
    </style:style>
    <style:style style:name="P13" style:family="paragraph" style:parent-style-name="Standard" style:list-style-name="L1">
      <style:paragraph-properties fo:text-align="justify" style:justify-single-word="false"/>
      <style:text-properties officeooo:rsid="0019b7c6" officeooo:paragraph-rsid="0019b7c6"/>
    </style:style>
    <style:style style:name="P14" style:family="paragraph" style:parent-style-name="Standard" style:list-style-name="L1">
      <style:paragraph-properties fo:text-align="justify" style:justify-single-word="false"/>
      <style:text-properties officeooo:rsid="0019b7c6" officeooo:paragraph-rsid="001bb89c"/>
    </style:style>
    <style:style style:name="P15" style:family="paragraph" style:parent-style-name="Standard" style:list-style-name="L1">
      <style:paragraph-properties fo:text-align="justify" style:justify-single-word="false"/>
      <style:text-properties officeooo:rsid="001a0e52" officeooo:paragraph-rsid="001a0e52"/>
    </style:style>
    <style:style style:name="P16" style:family="paragraph" style:parent-style-name="Standard">
      <style:paragraph-properties fo:text-align="justify" style:justify-single-word="false"/>
      <style:text-properties officeooo:rsid="001a0e52" officeooo:paragraph-rsid="001a0e52"/>
    </style:style>
    <style:style style:name="P17" style:family="paragraph" style:parent-style-name="Standard">
      <style:paragraph-properties fo:text-align="justify" style:justify-single-word="false"/>
      <style:text-properties fo:font-weight="normal" officeooo:rsid="001bb89c" officeooo:paragraph-rsid="001bb89c" style:font-weight-asian="normal" style:font-weight-complex="normal"/>
    </style:style>
    <style:style style:name="P18" style:family="paragraph" style:parent-style-name="Standard" style:list-style-name="L1">
      <style:paragraph-properties fo:text-align="justify" style:justify-single-word="false"/>
      <style:text-properties fo:font-weight="normal" officeooo:rsid="0019b7c6" officeooo:paragraph-rsid="001d71ad" style:font-weight-asian="normal" style:font-weight-complex="normal"/>
    </style:style>
    <style:style style:name="P19" style:family="paragraph" style:parent-style-name="Standard" style:list-style-name="L1">
      <style:paragraph-properties fo:text-align="justify" style:justify-single-word="false"/>
      <style:text-properties officeooo:rsid="001d71ad" officeooo:paragraph-rsid="001dcecd"/>
    </style:style>
    <style:style style:name="T1" style:family="text">
      <style:text-properties officeooo:rsid="0019b7c6"/>
    </style:style>
    <style:style style:name="T2" style:family="text">
      <style:text-properties officeooo:rsid="001a0e52"/>
    </style:style>
    <style:style style:name="T3" style:family="text">
      <style:text-properties officeooo:rsid="001bb89c"/>
    </style:style>
    <style:style style:name="T4" style:family="text">
      <style:text-properties officeooo:rsid="001cd5d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d71ad"/>
    </style:style>
    <style:style style:name="T7" style:family="text">
      <style:text-properties style:use-window-font-color="true" loext:opacity="0%" officeooo:rsid="0019b7c6"/>
    </style:style>
    <style:style style:name="T8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Décrire l’entreprise :</text:p>
      <text:p text:style-name="P8"><text:tab/>Domaine, localisation, fonctionnement</text:p>
      <text:p text:style-name="P2"><text:span text:style-name="T1">Réseau de centrales à béton, entreprises int</text:span><text:span text:style-name="T7">ernationales.</text:span></text:p>
      <text:p text:style-name="P1"/>
      <text:p text:style-name="P1"><text:span text:style-name="T5">Liste des matériaux vendu : </text:span><text:span text:style-name="T1">bétons prêt à l’emploi tous types d’applicatio</text:span><text:span text:style-name="T6">ns.</text:span></text:p>
      <text:p text:style-name="P1"/>
      <text:p text:style-name="P1"><text:span text:style-name="T5">Que fait tu ?: </text:span><text:span text:style-name="T1">Logisticien</text:span></text:p>
      <text:p text:style-name="P1"/>
      <text:p text:style-name="P7">Pourquoi une application informatique et que doit elle fai<text:span text:style-name="T1">re :</text:span></text:p>
      <text:list xml:id="list450888211" text:style-name="L1">
        <text:list-item>
          <text:p text:style-name="P13">Une application informatique qui sert d’outil de performance et d’optimisation <text:span text:style-name="T6">pour la partie logistique du béton.</text:span></text:p>
          <text:p text:style-name="P14"/>
        </text:list-item>
        <text:list-item>
          <text:p text:style-name="P15">Pour optimiser <text:s/>et rentabiliser la journée d’un véhicule malaxeur selon la réglementation transport, celui-ci doit en moyenne effectuer 3,7 tours par jour. Cette application permettrait de réguler les commandes de livraisons en fonction des disponibilités de véhicules à un moment voulu. Elle doit servir d’outil de proposition d’horaire lors de la prise de commande qu’elle soit par téléphone ou via l’application de commande.</text:p>
        </text:list-item>
      </text:list>
      <text:p text:style-name="P16"/>
      <text:p text:style-name="P4">Projet : </text:p>
      <text:p text:style-name="P12">Application information d’optimisation transport (que tu peux nommer « Optimizers trucks », c’est mon invention par contre tu me dois 51 % de tes dividendes si ça roule ton affaire).</text:p>
      <text:p text:style-name="P3"/>
      <text:p text:style-name="P4">Que veut-on produire ? </text:p>
      <text:p text:style-name="P10">Outil de performance et optimisation transport</text:p>
      <text:p text:style-name="P9"/>
      <text:p text:style-name="P5">Pourquoi ? Finalité</text:p>
      <text:p text:style-name="P10">Ex<text:span text:style-name="T4">celler la moyenne tours/véhicules/jour</text:span></text:p>
      <text:p text:style-name="P10"/>
      <text:p text:style-name="P5">Qu’y gagnera l’entreprise ? Objectifs</text:p>
      <text:p text:style-name="P11">Gain d’argent : Baisser le coût transport.</text:p>
      <text:p text:style-name="P10"/>
      <text:p text:style-name="P5">Qui va s’en servir ? Utilisateurs</text:p>
      <text:p text:style-name="P10">Exploitants transport<text:span text:style-name="T4">s.</text:span></text:p>
      <text:p text:style-name="P10"/>
      <text:p text:style-name="P5">Pour quoi faire ? Fonctions</text:p>
      <text:p text:style-name="P10">Pour o<text:span text:style-name="T4">rganiser et optimiser un planning de livraisons</text:span></text:p>
      <text:p text:style-name="P10"/>
      <text:p text:style-name="P5">Quels avantages y trouveront-ils ? Besoins</text:p>
      <text:p text:style-name="P10">Faciliter leurs missions d’optimisation</text:p>
      <text:p text:style-name="P10">Éviter les pertes</text:p>
      <text:p text:style-name="P10">Moins de stress pour l’<text:span text:style-name="T4">ensemble des intervenants</text:span></text:p>
      <text:p text:style-name="P10">Avancer sur d’autres sujets </text:p>
      <text:p text:style-name="P6"/>
      <text:p text:style-name="P5">Que faudra-t-il faire ? Contenu</text:p>
      <text:list xml:id="list141145212599264" text:continue-numbering="true" text:style-name="L1">
        <text:list-item>
          <text:p text:style-name="P18"><text:span text:style-name="T2">R</text:span>eporter <text:span text:style-name="T3">les tours (</text:span>départ centrale/livraison chantier/retour centrale) <text:span text:style-name="T6">à partir d’une liste de commandes en temps réel </text:span>sur un planning <text:span text:style-name="T2">mensuel</text:span> permettant au logisticien de prévoir le <text:span text:style-name="T2">nombre juste de véhicules malaxeurs sur son réseau de centrales.</text:span></text:p>
        </text:list-item>
        <text:list-item>
          <text:p text:style-name="P18"><text:span text:style-name="T2"><text:s/></text:span><text:span text:style-name="T6">Les tours doivent être représentés par une barre de couleur et sur un créneau moyen de 1h30 (doit pouvoir être ajusté par le logisticien). </text:span></text:p>
        </text:list-item>
        <text:list-item>
          <text:p text:style-name="P19"><text:span text:style-name="T8">Les couleurs sont utilisés pour différencier les types de vidange prévus sur chantier car celles ci sont une donnée importantes pour le logisticien (doit pouvoir être ajusté par le logisticien). </text:span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2-20T21:28:25.214724561</meta:creation-date>
    <dc:date>2022-02-28T14:10:46.300751167</dc:date>
    <meta:editing-duration>PT8H34M41S</meta:editing-duration>
    <meta:editing-cycles>4</meta:editing-cycles>
    <meta:generator>LibreOffice/7.2.5.2.0$Linux_X86_64 LibreOffice_project/20$Build-2</meta:generator>
    <meta:document-statistic meta:table-count="0" meta:image-count="0" meta:object-count="0" meta:page-count="1" meta:paragraph-count="30" meta:word-count="326" meta:character-count="2151" meta:non-whitespace-character-count="1852"/>
  </office:meta>
</office:document-meta>
</file>